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9657" officeooo:paragraph-rsid="00119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: "Do you want to dance?"</text:p>
      <text:p text:style-name="P1">Christopher asked me if I wanted to dance</text:p>
      <text:p text:style-name="P1"></text:p>
      <text:p text:style-name="P1"></text:p>
      <text:p text:style-name="P1"></text:p>
      <text:p text:style-name="P1">Betty: "When did you come?"</text:p>
      <text:p text:style-name="P1">Betty wanted to know when I had come.</text:p>
      <text:p text:style-name="P1"></text:p>
      <text:p text:style-name="P1"></text:p>
      <text:p text:style-name="P1">Ronald: "Where does Maria park her car?"</text:p>
      <text:p text:style-name="P1">Ronald asked me where Maria parked her car.</text:p>
      <text:p text:style-name="P1"></text:p>
      <text:p text:style-name="P1"></text:p>
      <text:p text:style-name="P1">Elisabeth: "Did you watch the latest film?"</text:p>
      <text:p text:style-name="P1">Elisabeth asked me if I had watched the latest film.</text:p>
      <text:p text:style-name="P1"></text:p>
      <text:p text:style-name="P1"></text:p>
      <text:p text:style-name="P1">Andrew: "Will Mandy have lunch with Sue?" </text:p>
      <text:p text:style-name="P1">Andrew asked me if Mandy would have lunch with Sue.</text:p>
      <text:p text:style-name="P1"></text:p>
      <text:p text:style-name="P1"></text:p>
      <text:p text:style-name="P1">Justin: "What are you doing?"</text:p>
      <text:p text:style-name="P1">Justin asked me what I was doing.</text:p>
      <text:p text:style-name="P1"></text:p>
      <text:p text:style-name="P1"></text:p>
      <text:p text:style-name="P1">Anne: "Must I do the shopping?"</text:p>
      <text:p text:style-name="P1">Anne asked if she had to do the shopp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bojsa </meta:initial-creator>
    <meta:creation-date>2014-06-22T23:46:02.247439060</meta:creation-date>
    <dc:date>2014-06-22T23:48:15.872716768</dc:date>
    <dc:creator>Nebojsa </dc:creator>
    <meta:editing-duration>P0D</meta:editing-duration>
    <meta:editing-cycles>1</meta:editing-cycles>
    <meta:document-statistic meta:table-count="0" meta:image-count="0" meta:object-count="0" meta:page-count="1" meta:paragraph-count="27" meta:word-count="103" meta:character-count="572" meta:non-whitespace-character-count="456"/>
    <meta:generator>LibreOffice/4.1.3.2$Linux_x86 LibreOffice_project/410m0$Build-2</meta:generator>
  </office:meta>
</office:document-meta>
</file>